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beçalho</text:p>
      <text:p text:style-name="Standard">&lt;Resumo&gt;A análise de sinais de Eletrocardiograma é uma ferramenta importante para a medicina. Um dos problemas relacionados é o da detecção da envoltória do complexo QRS, que serve para a diagnóstico de pacientes com arritmia. Esse artigo relata a utilização da Transformada de Hilbert para a detecção da envoltória do complexo QRS em sinais de Eletrocardiograma. Esse é um trabalho para a disciplina de Telecomunicações, EELXXX, no período letivo de 2014.2.&lt;/Resumo&gt;</text:p>
      <text:p text:style-name="Standard"/>
      <text:p text:style-name="Standard">&lt;Introdução&gt;Introdução</text:p>
      <text:p text:style-name="Standard">O sinal do eletrocardiograma é modelado pelos cardiologistas como sendo composto por alguns momentos no tempo: P, Q, R, S, T e U [ref] como ilustrado na figura 1.</text:p>
      <text:p text:style-name="Standard">&lt;figura 1&gt;</text:p>
      <text:p text:style-name="Standard">O objetivo desse trabalho é obter corretamente a envoltória dos diversos complexos QRS nos sinais de Eletrocardiograma (doravante, ECG).</text:p>
      <text:p text:style-name="Standard">&lt;/Introdução&gt;</text:p>
      <text:p text:style-name="Standard">A base de dados utilizada</text:p>
      <text:p text:style-name="Standard">Escolhemos como base de dados a base aberta MIT-BIH Arrytmia Database, por ser uma base de dados muito utilizada pelos pesquisadores e por ser fornecida por uma renomada universidade. A base fornece arquivos que contém séries que representam as diversas medições de tensão de um aparelho de ECG para cada pulso a uma frequência de amostragem de 360Hz. </text:p>
      <text:p text:style-name="Standard">O algoritmo utilizado</text:p>
      <text:p text:style-name="Standard">Utilizaremos o algoritmo apresentado por D. Benitez et al. [ref], seguindo os seguintes passos:</text:p>
      <text:p text:style-name="Standard"><text:tab/>1. Utilizaremos a função dECG(n) = (ECG(n+1) – ECG(n-1))/2dt para calcular a “derivada discreta” do sinal ECG(n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Cruz</meta:initial-creator>
    <meta:creation-date>2014-12-06T18:08:50.12</meta:creation-date>
    <dc:date>2014-12-06T20:12:11.39</dc:date>
    <dc:creator>Pedro Cruz</dc:creator>
    <meta:editing-duration>PT1H49M38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12" meta:word-count="221" meta:character-count="1426"/>
  </office:meta>
</office:document-meta>
</file>